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A000001CAEBAEEADA7C369B3D.png" manifest:media-type="image/png"/>
  <manifest:file-entry manifest:full-path="Pictures/100002010000025800000316E7AABE9CDBF56B39.png" manifest:media-type="image/png"/>
  <manifest:file-entry manifest:full-path="Pictures/1000020100000218000003447B992E10CC64E6DD.png" manifest:media-type="image/png"/>
  <manifest:file-entry manifest:full-path="Pictures/100002010000031B000003A49C74EEDBF926EF49.png" manifest:media-type="image/png"/>
  <manifest:file-entry manifest:full-path="Pictures/10000201000002F40000006483C118AADFFC5D9D.png" manifest:media-type="image/png"/>
  <manifest:file-entry manifest:full-path="Pictures/10000201000004E700000390BB027994F8AC89DF.png" manifest:media-type="image/png"/>
  <manifest:file-entry manifest:full-path="Pictures/1000020100000649000003AB6D682161D0C4FC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d1b07" officeooo:paragraph-rsid="001d1b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2.702cm" svg:height="11.767cm" draw:z-index="0"><draw:image xlink:href="Pictures/100002010000025800000316E7AABE9CDBF56B39.png" xlink:type="simple" xlink:show="embed" xlink:actuate="onLoad" loext:mime-type="image/png"/></draw:frame></text:p>
      <text:p text:style-name="P1">SignUp Uis</text:p>
      <text:p text:style-name="Standard"/>
      <text:p text:style-name="Standard"><draw:frame draw:style-name="fr2" draw:name="Image2" text:anchor-type="paragraph" svg:x="2.623cm" svg:y="10.414cm" svg:width="12.347cm" svg:height="14.476cm" draw:z-index="1"><draw:image xlink:href="Pictures/100002010000031B000003A49C74EEDBF926EF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9.474cm" svg:height="14.776cm" draw:z-index="2"><draw:image xlink:href="Pictures/1000020100000218000003447B992E10CC64E6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LogIn Uis</text:p>
      <text:p text:style-name="P1"><draw:frame draw:style-name="fr2" draw:name="Image4" text:anchor-type="paragraph" svg:x="0.817cm" svg:y="0.235cm" svg:width="16.004cm" svg:height="2.117cm" draw:z-index="3"><draw:image xlink:href="Pictures/10000201000002F40000006483C118AADFFC5D9D.png" xlink:type="simple" xlink:show="embed" xlink:actuate="onLoad" loext:mime-type="image/png"/></draw:frame><draw:frame draw:style-name="fr2" draw:name="Image5" text:anchor-type="paragraph" svg:x="2.706cm" svg:y="2.815cm" svg:width="11.591cm" svg:height="5.581cm" draw:z-index="4"><draw:image xlink:href="Pictures/100002010000022A000001CAEBAEEADA7C369B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vent Description Uis</text:p>
      <text:p text:style-name="P1"><draw:frame draw:style-name="fr2" draw:name="Image6" text:anchor-type="paragraph" svg:x="0.072cm" svg:y="0.346cm" svg:width="17cm" svg:height="12.063cm" draw:z-index="5"><draw:image xlink:href="Pictures/10000201000004E700000390BB027994F8AC89DF.png" xlink:type="simple" xlink:show="embed" xlink:actuate="onLoad" loext:mime-type="image/png"/></draw:frame></text:p>
      <text:p text:style-name="P1"><draw:frame draw:style-name="fr1" draw:name="Image7" text:anchor-type="paragraph" svg:width="16.81cm" svg:height="9.809cm" draw:z-index="6"><draw:image xlink:href="Pictures/1000020100000649000003AB6D682161D0C4FC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30T14:48:54.738000000</meta:creation-date>
    <dc:date>2019-12-30T14:56:31.877000000</dc:date>
    <meta:editing-duration>PT7M38S</meta:editing-duration>
    <meta:editing-cycles>1</meta:editing-cycles>
    <meta:document-statistic meta:table-count="0" meta:image-count="7" meta:object-count="0" meta:page-count="4" meta:paragraph-count="3" meta:word-count="7" meta:character-count="40" meta:non-whitespace-character-count="36"/>
    <meta:generator>LibreOffice/6.3.3.2$Windows_X86_64 LibreOffice_project/a64200df03143b798afd1ec74a12ab50359878ed</meta:generator>
  </office:meta>
</office:document-meta>
</file>